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5-10-21 16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5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0136" calcext:value-type="float">
            <text:p>5.6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5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5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6232" calcext:value-type="float">
            <text:p>5.6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5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0136" calcext:value-type="float">
            <text:p>5.6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5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4144" calcext:value-type="float">
            <text:p>5.7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5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0344" calcext:value-type="float">
            <text:p>5.8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5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7672" calcext:value-type="float">
            <text:p>5.7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5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5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5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1576" calcext:value-type="float">
            <text:p>5.7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5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9864" calcext:value-type="float">
            <text:p>5.7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5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5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4624" calcext:value-type="float">
            <text:p>5.75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5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2432" calcext:value-type="float">
            <text:p>5.7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5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376" calcext:value-type="float">
            <text:p>5.6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5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5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5856" calcext:value-type="float">
            <text:p>5.7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5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8904" calcext:value-type="float">
            <text:p>5.7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5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8904" calcext:value-type="float">
            <text:p>5.7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5" calcext:value-type="float">
            <text:p>5.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5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1952" calcext:value-type="float">
            <text:p>5.7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5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5856" calcext:value-type="float">
            <text:p>5.7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5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6232" calcext:value-type="float">
            <text:p>5.6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5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7088" calcext:value-type="float">
            <text:p>5.6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5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6712" calcext:value-type="float">
            <text:p>5.6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5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8424" calcext:value-type="float">
            <text:p>5.6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5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5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5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5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5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5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5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3184" calcext:value-type="float">
            <text:p>5.6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5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5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5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5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7944" calcext:value-type="float">
            <text:p>5.6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5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5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5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5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6984" calcext:value-type="float">
            <text:p>5.5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5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5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5752" calcext:value-type="float">
            <text:p>5.6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5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6232" calcext:value-type="float">
            <text:p>5.6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5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6232" calcext:value-type="float">
            <text:p>5.6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848" calcext:value-type="float">
            <text:p>5.6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5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356" calcext:value-type="float">
            <text:p>5.6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5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7464" calcext:value-type="float">
            <text:p>5.6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5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5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356" calcext:value-type="float">
            <text:p>5.6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1368" calcext:value-type="float">
            <text:p>5.6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5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308" calcext:value-type="float">
            <text:p>5.5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5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0888" calcext:value-type="float">
            <text:p>5.5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5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4792" calcext:value-type="float">
            <text:p>5.5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5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0032" calcext:value-type="float">
            <text:p>5.5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2224" calcext:value-type="float">
            <text:p>5.6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5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6984" calcext:value-type="float">
            <text:p>5.5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5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4792" calcext:value-type="float">
            <text:p>5.5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5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6984" calcext:value-type="float">
            <text:p>5.5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5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4792" calcext:value-type="float">
            <text:p>5.5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5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8696" calcext:value-type="float">
            <text:p>5.5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5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1744" calcext:value-type="float">
            <text:p>5.5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5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0408" calcext:value-type="float">
            <text:p>5.5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5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6504" calcext:value-type="float">
            <text:p>5.5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4312" calcext:value-type="float">
            <text:p>5.5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5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6024" calcext:value-type="float">
            <text:p>5.5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5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5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0408" calcext:value-type="float">
            <text:p>5.5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5-08-06 16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6984" calcext:value-type="float">
            <text:p>5.5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1744" calcext:value-type="float">
            <text:p>5.5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5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5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6504" calcext:value-type="float">
            <text:p>5.5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5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0888" calcext:value-type="float">
            <text:p>5.5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5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6128" calcext:value-type="float">
            <text:p>5.5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5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0408" calcext:value-type="float">
            <text:p>5.5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5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5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212" calcext:value-type="float">
            <text:p>5.5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5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5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5544" calcext:value-type="float">
            <text:p>5.4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5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5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5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164" calcext:value-type="float">
            <text:p>5.5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5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5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4688" calcext:value-type="float">
            <text:p>5.5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5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6024" calcext:value-type="float">
            <text:p>5.5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5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5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0304" calcext:value-type="float">
            <text:p>5.4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5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3352" calcext:value-type="float">
            <text:p>5.4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5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116" calcext:value-type="float">
            <text:p>5.4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5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8968" calcext:value-type="float">
            <text:p>5.4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5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5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0304" calcext:value-type="float">
            <text:p>5.4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5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7256" calcext:value-type="float">
            <text:p>5.4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5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0304" calcext:value-type="float">
            <text:p>5.4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5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4208" calcext:value-type="float">
            <text:p>5.4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2872" calcext:value-type="float">
            <text:p>5.4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5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116" calcext:value-type="float">
            <text:p>5.4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5-07-03 14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9448" calcext:value-type="float">
            <text:p>5.4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5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9448" calcext:value-type="float">
            <text:p>5.4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5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2496" calcext:value-type="float">
            <text:p>5.4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5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5544" calcext:value-type="float">
            <text:p>5.4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5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9928" calcext:value-type="float">
            <text:p>5.5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5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6024" calcext:value-type="float">
            <text:p>5.5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5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5-06-24 15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5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0032" calcext:value-type="float">
            <text:p>5.5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5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4312" calcext:value-type="float">
            <text:p>5.5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5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5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5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5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5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5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976" calcext:value-type="float">
            <text:p>5.5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5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5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1744" calcext:value-type="float">
            <text:p>5.5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5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5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648" calcext:value-type="float">
            <text:p>5.5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6024" calcext:value-type="float">
            <text:p>5.5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5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5544" calcext:value-type="float">
            <text:p>5.4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5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5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5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4312" calcext:value-type="float">
            <text:p>5.5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5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5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9448" calcext:value-type="float">
            <text:p>5.4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5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4208" calcext:value-type="float">
            <text:p>5.4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5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2496" calcext:value-type="float">
            <text:p>5.4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5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3352" calcext:value-type="float">
            <text:p>5.4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2496" calcext:value-type="float">
            <text:p>5.4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5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976" calcext:value-type="float">
            <text:p>5.5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5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5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0408" calcext:value-type="float">
            <text:p>5.5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5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3456" calcext:value-type="float">
            <text:p>5.5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6504" calcext:value-type="float">
            <text:p>5.5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5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5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6024" calcext:value-type="float">
            <text:p>5.5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5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5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0304" calcext:value-type="float">
            <text:p>5.4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5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9928" calcext:value-type="float">
            <text:p>5.5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5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9928" calcext:value-type="float">
            <text:p>5.5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5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2872" calcext:value-type="float">
            <text:p>5.4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5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5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5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6296" calcext:value-type="float">
            <text:p>5.4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5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5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2872" calcext:value-type="float">
            <text:p>5.4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7256" calcext:value-type="float">
            <text:p>5.4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5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5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5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3728" calcext:value-type="float">
            <text:p>5.4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5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5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5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5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7528" calcext:value-type="float">
            <text:p>5.3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4104" calcext:value-type="float">
            <text:p>5.4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5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5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5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5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7256" calcext:value-type="float">
            <text:p>5.4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5064" calcext:value-type="float">
            <text:p>5.4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5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8112" calcext:value-type="float">
            <text:p>5.4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5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3728" calcext:value-type="float">
            <text:p>5.4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5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6296" calcext:value-type="float">
            <text:p>5.4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8112" calcext:value-type="float">
            <text:p>5.4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5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8112" calcext:value-type="float">
            <text:p>5.4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5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768" calcext:value-type="float">
            <text:p>5.3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5064" calcext:value-type="float">
            <text:p>5.4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2392" calcext:value-type="float">
            <text:p>5.4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5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8968" calcext:value-type="float">
            <text:p>5.4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5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5544" calcext:value-type="float">
            <text:p>5.4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4312" calcext:value-type="float">
            <text:p>5.5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5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4312" calcext:value-type="float">
            <text:p>5.5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4688" calcext:value-type="float">
            <text:p>5.5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9928" calcext:value-type="float">
            <text:p>5.5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3352" calcext:value-type="float">
            <text:p>5.4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5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4688" calcext:value-type="float">
            <text:p>5.5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116" calcext:value-type="float">
            <text:p>5.4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6504" calcext:value-type="float">
            <text:p>5.5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5-03-25 19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4688" calcext:value-type="float">
            <text:p>5.5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5064" calcext:value-type="float">
            <text:p>5.4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5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9928" calcext:value-type="float">
            <text:p>5.5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116" calcext:value-type="float">
            <text:p>5.4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9928" calcext:value-type="float">
            <text:p>5.5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5-03-17 17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8112" calcext:value-type="float">
            <text:p>5.4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0304" calcext:value-type="float">
            <text:p>5.4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5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164" calcext:value-type="float">
            <text:p>5.5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5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0304" calcext:value-type="float">
            <text:p>5.4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9448" calcext:value-type="float">
            <text:p>5.4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164" calcext:value-type="float">
            <text:p>5.5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6776" calcext:value-type="float">
            <text:p>5.4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5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9448" calcext:value-type="float">
            <text:p>5.4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5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4688" calcext:value-type="float">
            <text:p>5.5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5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5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2496" calcext:value-type="float">
            <text:p>5.4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5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5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3728" calcext:value-type="float">
            <text:p>5.4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5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4208" calcext:value-type="float">
            <text:p>5.4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5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5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3456" calcext:value-type="float">
            <text:p>5.5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5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6776" calcext:value-type="float">
            <text:p>5.4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5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5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4208" calcext:value-type="float">
            <text:p>5.4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5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8112" calcext:value-type="float">
            <text:p>5.4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5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5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5064" calcext:value-type="float">
            <text:p>5.4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5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5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5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9176" calcext:value-type="float">
            <text:p>5.5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5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5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4416" calcext:value-type="float">
            <text:p>5.6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5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648" calcext:value-type="float">
            <text:p>5.5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5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5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5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5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5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976" calcext:value-type="float">
            <text:p>5.5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5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5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4792" calcext:value-type="float">
            <text:p>5.5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5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0408" calcext:value-type="float">
            <text:p>5.5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5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5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5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4208" calcext:value-type="float">
            <text:p>5.4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5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9928" calcext:value-type="float">
            <text:p>5.5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5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0032" calcext:value-type="float">
            <text:p>5.5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5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5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5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2496" calcext:value-type="float">
            <text:p>5.4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5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3352" calcext:value-type="float">
            <text:p>5.4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5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5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5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1056" calcext:value-type="float">
            <text:p>5.4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5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5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164" calcext:value-type="float">
            <text:p>5.5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5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8112" calcext:value-type="float">
            <text:p>5.4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5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5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5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6776" calcext:value-type="float">
            <text:p>5.4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5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4688" calcext:value-type="float">
            <text:p>5.5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5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5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5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5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5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5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8112" calcext:value-type="float">
            <text:p>5.4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5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5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8112" calcext:value-type="float">
            <text:p>5.4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5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1056" calcext:value-type="float">
            <text:p>5.4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5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5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5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5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164" calcext:value-type="float">
            <text:p>5.5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5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4312" calcext:value-type="float">
            <text:p>5.5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5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212" calcext:value-type="float">
            <text:p>5.5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5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5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5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5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5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4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4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4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4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4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4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4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4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4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164" calcext:value-type="float">
            <text:p>5.5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4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5544" calcext:value-type="float">
            <text:p>5.4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4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648" calcext:value-type="float">
            <text:p>5.5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4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4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976" calcext:value-type="float">
            <text:p>5.5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4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8696" calcext:value-type="float">
            <text:p>5.5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4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4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0304" calcext:value-type="float">
            <text:p>5.4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4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4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4792" calcext:value-type="float">
            <text:p>5.5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4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7464" calcext:value-type="float">
            <text:p>5.6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4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308" calcext:value-type="float">
            <text:p>5.5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4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4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976" calcext:value-type="float">
            <text:p>5.5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4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4208" calcext:value-type="float">
            <text:p>5.4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4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5064" calcext:value-type="float">
            <text:p>5.4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4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4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648" calcext:value-type="float">
            <text:p>5.5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4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4416" calcext:value-type="float">
            <text:p>5.6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4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9928" calcext:value-type="float">
            <text:p>5.5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4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6984" calcext:value-type="float">
            <text:p>5.5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4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848" calcext:value-type="float">
            <text:p>5.6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4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7464" calcext:value-type="float">
            <text:p>5.6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4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5272" calcext:value-type="float">
            <text:p>5.6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4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4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6128" calcext:value-type="float">
            <text:p>5.5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4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6984" calcext:value-type="float">
            <text:p>5.5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4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4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5272" calcext:value-type="float">
            <text:p>5.6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4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4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4-11-22 15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896" calcext:value-type="float">
            <text:p>5.6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4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7464" calcext:value-type="float">
            <text:p>5.6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4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4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4688" calcext:value-type="float">
            <text:p>5.5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4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0888" calcext:value-type="float">
            <text:p>5.5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4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5272" calcext:value-type="float">
            <text:p>5.6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4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4416" calcext:value-type="float">
            <text:p>5.6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4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0136" calcext:value-type="float">
            <text:p>5.6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4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7944" calcext:value-type="float">
            <text:p>5.6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4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4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5856" calcext:value-type="float">
            <text:p>5.7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4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0616" calcext:value-type="float">
            <text:p>5.6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4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848" calcext:value-type="float">
            <text:p>5.6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4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2808" calcext:value-type="float">
            <text:p>5.7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4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2432" calcext:value-type="float">
            <text:p>5.7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4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4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4144" calcext:value-type="float">
            <text:p>5.7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4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6232" calcext:value-type="float">
            <text:p>5.6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4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4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3768" calcext:value-type="float">
            <text:p>5.7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4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4144" calcext:value-type="float">
            <text:p>5.7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7192" calcext:value-type="float">
            <text:p>5.7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4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0616" calcext:value-type="float">
            <text:p>5.6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4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8048" calcext:value-type="float">
            <text:p>5.7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4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5104" calcext:value-type="float">
            <text:p>5.7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4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3016" calcext:value-type="float">
            <text:p>5.8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644" calcext:value-type="float">
            <text:p>5.8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4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3768" calcext:value-type="float">
            <text:p>5.7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4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4248" calcext:value-type="float">
            <text:p>5.7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4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2432" calcext:value-type="float">
            <text:p>5.7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4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7672" calcext:value-type="float">
            <text:p>5.7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596" calcext:value-type="float">
            <text:p>5.7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4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0344" calcext:value-type="float">
            <text:p>5.8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4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9008" calcext:value-type="float">
            <text:p>5.7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4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1576" calcext:value-type="float">
            <text:p>5.7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9488" calcext:value-type="float">
            <text:p>5.8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692" calcext:value-type="float">
            <text:p>5.8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0344" calcext:value-type="float">
            <text:p>5.8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4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4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4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7672" calcext:value-type="float">
            <text:p>5.7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8528" calcext:value-type="float">
            <text:p>5.7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4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2432" calcext:value-type="float">
            <text:p>5.7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4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6336" calcext:value-type="float">
            <text:p>5.7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4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2432" calcext:value-type="float">
            <text:p>5.7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4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8048" calcext:value-type="float">
            <text:p>5.7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4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4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8904" calcext:value-type="float">
            <text:p>5.7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4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7944" calcext:value-type="float">
            <text:p>5.6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5856" calcext:value-type="float">
            <text:p>5.7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4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4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7088" calcext:value-type="float">
            <text:p>5.6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4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4-09-26 16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4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6128" calcext:value-type="float">
            <text:p>5.5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4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4416" calcext:value-type="float">
            <text:p>5.6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4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7464" calcext:value-type="float">
            <text:p>5.6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4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1744" calcext:value-type="float">
            <text:p>5.5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4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4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6504" calcext:value-type="float">
            <text:p>5.5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4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4792" calcext:value-type="float">
            <text:p>5.5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8696" calcext:value-type="float">
            <text:p>5.5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4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648" calcext:value-type="float">
            <text:p>5.5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4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6504" calcext:value-type="float">
            <text:p>5.5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4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4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2496" calcext:value-type="float">
            <text:p>5.4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4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4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4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4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4-09-04 14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976" calcext:value-type="float">
            <text:p>5.5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4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164" calcext:value-type="float">
            <text:p>5.5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4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4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4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4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9448" calcext:value-type="float">
            <text:p>5.4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5544" calcext:value-type="float">
            <text:p>5.4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4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9448" calcext:value-type="float">
            <text:p>5.4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4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4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4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4688" calcext:value-type="float">
            <text:p>5.5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4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4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4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4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212" calcext:value-type="float">
            <text:p>5.5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4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9928" calcext:value-type="float">
            <text:p>5.5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4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5544" calcext:value-type="float">
            <text:p>5.4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4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5064" calcext:value-type="float">
            <text:p>5.4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4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4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4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5544" calcext:value-type="float">
            <text:p>5.4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4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2496" calcext:value-type="float">
            <text:p>5.4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4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9448" calcext:value-type="float">
            <text:p>5.4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9448" calcext:value-type="float">
            <text:p>5.4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4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0304" calcext:value-type="float">
            <text:p>5.4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4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8112" calcext:value-type="float">
            <text:p>5.4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4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116" calcext:value-type="float">
            <text:p>5.4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4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5544" calcext:value-type="float">
            <text:p>5.4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3352" calcext:value-type="float">
            <text:p>5.4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4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7256" calcext:value-type="float">
            <text:p>5.4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4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4208" calcext:value-type="float">
            <text:p>5.4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4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7256" calcext:value-type="float">
            <text:p>5.4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4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4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4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9344" calcext:value-type="float">
            <text:p>5.4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4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4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1056" calcext:value-type="float">
            <text:p>5.4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4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4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9344" calcext:value-type="float">
            <text:p>5.4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4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4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7528" calcext:value-type="float">
            <text:p>5.3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4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672" calcext:value-type="float">
            <text:p>5.3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4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4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4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4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4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4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4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4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8656" calcext:value-type="float">
            <text:p>5.2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4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3416" calcext:value-type="float">
            <text:p>5.2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4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1224" calcext:value-type="float">
            <text:p>5.2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4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4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5128" calcext:value-type="float">
            <text:p>5.2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2936" calcext:value-type="float">
            <text:p>5.2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4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4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792" calcext:value-type="float">
            <text:p>5.1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4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4648" calcext:value-type="float">
            <text:p>5.1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4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4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2936" calcext:value-type="float">
            <text:p>5.2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4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1976" calcext:value-type="float">
            <text:p>5.1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4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4-06-26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4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5504" calcext:value-type="float">
            <text:p>5.1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4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8552" calcext:value-type="float">
            <text:p>5.17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4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4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4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472" calcext:value-type="float">
            <text:p>5.3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4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4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4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5128" calcext:value-type="float">
            <text:p>5.2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4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792" calcext:value-type="float">
            <text:p>5.1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4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4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9512" calcext:value-type="float">
            <text:p>5.2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4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4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4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4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1704" calcext:value-type="float">
            <text:p>5.2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4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5608" calcext:value-type="float">
            <text:p>5.2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4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1224" calcext:value-type="float">
            <text:p>5.2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4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4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1224" calcext:value-type="float">
            <text:p>5.2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4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4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4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4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4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1808" calcext:value-type="float">
            <text:p>5.3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4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4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4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4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4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9512" calcext:value-type="float">
            <text:p>5.2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4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4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472" calcext:value-type="float">
            <text:p>5.3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4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8656" calcext:value-type="float">
            <text:p>5.2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4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4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4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4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4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0368" calcext:value-type="float">
            <text:p>5.2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4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4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4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4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4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4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1808" calcext:value-type="float">
            <text:p>5.3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4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4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2664" calcext:value-type="float">
            <text:p>5.3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4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4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2664" calcext:value-type="float">
            <text:p>5.3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4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4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4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4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068" calcext:value-type="float">
            <text:p>5.4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4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4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4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4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6776" calcext:value-type="float">
            <text:p>5.4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4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068" calcext:value-type="float">
            <text:p>5.4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4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768" calcext:value-type="float">
            <text:p>5.3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4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4104" calcext:value-type="float">
            <text:p>5.4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8112" calcext:value-type="float">
            <text:p>5.4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4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068" calcext:value-type="float">
            <text:p>5.4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4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3728" calcext:value-type="float">
            <text:p>5.4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0304" calcext:value-type="float">
            <text:p>5.4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4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3728" calcext:value-type="float">
            <text:p>5.4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2872" calcext:value-type="float">
            <text:p>5.4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6776" calcext:value-type="float">
            <text:p>5.4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4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7256" calcext:value-type="float">
            <text:p>5.4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4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0408" calcext:value-type="float">
            <text:p>5.5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3352" calcext:value-type="float">
            <text:p>5.4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4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164" calcext:value-type="float">
            <text:p>5.5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6024" calcext:value-type="float">
            <text:p>5.5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4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212" calcext:value-type="float">
            <text:p>5.5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6024" calcext:value-type="float">
            <text:p>5.5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4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6024" calcext:value-type="float">
            <text:p>5.5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4-03-28 2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976" calcext:value-type="float">
            <text:p>5.5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4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6776" calcext:value-type="float">
            <text:p>5.4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116" calcext:value-type="float">
            <text:p>5.4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4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4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4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9176" calcext:value-type="float">
            <text:p>5.5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308" calcext:value-type="float">
            <text:p>5.5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9928" calcext:value-type="float">
            <text:p>5.5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0888" calcext:value-type="float">
            <text:p>5.5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4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4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0888" calcext:value-type="float">
            <text:p>5.5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4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4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4312" calcext:value-type="float">
            <text:p>5.5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4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212" calcext:value-type="float">
            <text:p>5.5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4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0888" calcext:value-type="float">
            <text:p>5.5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4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4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6128" calcext:value-type="float">
            <text:p>5.5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4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0888" calcext:value-type="float">
            <text:p>5.5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4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0888" calcext:value-type="float">
            <text:p>5.5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4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308" calcext:value-type="float">
            <text:p>5.5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4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648" calcext:value-type="float">
            <text:p>5.5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4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3352" calcext:value-type="float">
            <text:p>5.4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4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212" calcext:value-type="float">
            <text:p>5.5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4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4-0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6984" calcext:value-type="float">
            <text:p>5.5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4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308" calcext:value-type="float">
            <text:p>5.5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4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116" calcext:value-type="float">
            <text:p>5.4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4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3352" calcext:value-type="float">
            <text:p>5.4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4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9928" calcext:value-type="float">
            <text:p>5.5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4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4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4312" calcext:value-type="float">
            <text:p>5.5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4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212" calcext:value-type="float">
            <text:p>5.5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4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3456" calcext:value-type="float">
            <text:p>5.5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4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648" calcext:value-type="float">
            <text:p>5.5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4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4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0408" calcext:value-type="float">
            <text:p>5.5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4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648" calcext:value-type="float">
            <text:p>5.5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4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608" calcext:value-type="float">
            <text:p>5.6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4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5272" calcext:value-type="float">
            <text:p>5.6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4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308" calcext:value-type="float">
            <text:p>5.5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4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6984" calcext:value-type="float">
            <text:p>5.5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4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648" calcext:value-type="float">
            <text:p>5.5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4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4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0032" calcext:value-type="float">
            <text:p>5.5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4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4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3352" calcext:value-type="float">
            <text:p>5.4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4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4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6128" calcext:value-type="float">
            <text:p>5.5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4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356" calcext:value-type="float">
            <text:p>5.6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4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356" calcext:value-type="float">
            <text:p>5.6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4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1368" calcext:value-type="float">
            <text:p>5.6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4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4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9176" calcext:value-type="float">
            <text:p>5.5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4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6128" calcext:value-type="float">
            <text:p>5.5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4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1368" calcext:value-type="float">
            <text:p>5.6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4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5272" calcext:value-type="float">
            <text:p>5.6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4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896" calcext:value-type="float">
            <text:p>5.6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4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7088" calcext:value-type="float">
            <text:p>5.6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4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7944" calcext:value-type="float">
            <text:p>5.6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4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2704" calcext:value-type="float">
            <text:p>5.6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4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848" calcext:value-type="float">
            <text:p>5.6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4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6232" calcext:value-type="float">
            <text:p>5.6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4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5752" calcext:value-type="float">
            <text:p>5.6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4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0136" calcext:value-type="float">
            <text:p>5.6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4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6336" calcext:value-type="float">
            <text:p>5.7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4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8048" calcext:value-type="float">
            <text:p>5.7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4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6232" calcext:value-type="float">
            <text:p>5.6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4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7464" calcext:value-type="float">
            <text:p>5.6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4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608" calcext:value-type="float">
            <text:p>5.6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4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4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8424" calcext:value-type="float">
            <text:p>5.6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4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4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4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4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6984" calcext:value-type="float">
            <text:p>5.5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4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356" calcext:value-type="float">
            <text:p>5.6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4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8904" calcext:value-type="float">
            <text:p>5.7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4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4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0136" calcext:value-type="float">
            <text:p>5.6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4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8048" calcext:value-type="float">
            <text:p>5.7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4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4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7672" calcext:value-type="float">
            <text:p>5.7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4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4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8152" calcext:value-type="float">
            <text:p>5.7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3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8152" calcext:value-type="float">
            <text:p>5.7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3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9384" calcext:value-type="float">
            <text:p>5.7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3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6816" calcext:value-type="float">
            <text:p>5.7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3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0344" calcext:value-type="float">
            <text:p>5.8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3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0344" calcext:value-type="float">
            <text:p>5.8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3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6816" calcext:value-type="float">
            <text:p>5.7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3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596" calcext:value-type="float">
            <text:p>5.7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3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7296" calcext:value-type="float">
            <text:p>5.7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3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3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6064" calcext:value-type="float">
            <text:p>5.8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3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9592" calcext:value-type="float">
            <text:p>5.8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3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3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6064" calcext:value-type="float">
            <text:p>5.8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3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3496" calcext:value-type="float">
            <text:p>5.8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3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4728" calcext:value-type="float">
            <text:p>5.8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3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8256" calcext:value-type="float">
            <text:p>5.8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3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6168" calcext:value-type="float">
            <text:p>5.9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3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6648" calcext:value-type="float">
            <text:p>5.9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3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1888" calcext:value-type="float">
            <text:p>5.9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3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4456" calcext:value-type="float">
            <text:p>5.9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3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5688" calcext:value-type="float">
            <text:p>5.8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3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3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824" calcext:value-type="float">
            <text:p>5.8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3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3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4728" calcext:value-type="float">
            <text:p>5.8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3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1784" calcext:value-type="float">
            <text:p>5.8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3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3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5688" calcext:value-type="float">
            <text:p>5.8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3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6544" calcext:value-type="float">
            <text:p>5.8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3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7024" calcext:value-type="float">
            <text:p>5.9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3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9216" calcext:value-type="float">
            <text:p>5.9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3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3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5688" calcext:value-type="float">
            <text:p>5.8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3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3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2744" calcext:value-type="float">
            <text:p>5.95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3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9216" calcext:value-type="float">
            <text:p>5.9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3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2368" calcext:value-type="float">
            <text:p>5.9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3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9424" calcext:value-type="float">
            <text:p>6.05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3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7608" calcext:value-type="float">
            <text:p>6.0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3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2744" calcext:value-type="float">
            <text:p>5.95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3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5416" calcext:value-type="float">
            <text:p>5.9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3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6752" calcext:value-type="float">
            <text:p>6.0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3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5416" calcext:value-type="float">
            <text:p>5.9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3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2368" calcext:value-type="float">
            <text:p>5.9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3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7608" calcext:value-type="float">
            <text:p>6.0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3-11-16 15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884" calcext:value-type="float">
            <text:p>5.9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3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504" calcext:value-type="float">
            <text:p>6.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3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1992" calcext:value-type="float">
            <text:p>6.0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3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3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2472" calcext:value-type="float">
            <text:p>6.06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3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5144" calcext:value-type="float">
            <text:p>6.10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3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124" calcext:value-type="float">
            <text:p>6.11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3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4664" calcext:value-type="float">
            <text:p>6.07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3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9424" calcext:value-type="float">
            <text:p>6.05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3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9904" calcext:value-type="float">
            <text:p>6.0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3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6376" calcext:value-type="float">
            <text:p>6.05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3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9152" calcext:value-type="float">
            <text:p>6.16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3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7816" calcext:value-type="float">
            <text:p>6.14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3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22" calcext:value-type="float">
            <text:p>6.17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5728" calcext:value-type="float">
            <text:p>6.20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3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7064" calcext:value-type="float">
            <text:p>6.22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7064" calcext:value-type="float">
            <text:p>6.22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3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2784" calcext:value-type="float">
            <text:p>6.27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3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7168" calcext:value-type="float">
            <text:p>6.29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3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4496" calcext:value-type="float">
            <text:p>6.25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3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0112" calcext:value-type="float">
            <text:p>6.23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888" calcext:value-type="float">
            <text:p>6.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3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6688" calcext:value-type="float">
            <text:p>6.26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3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4976" calcext:value-type="float">
            <text:p>6.28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3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7648" calcext:value-type="float">
            <text:p>6.3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3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0216" calcext:value-type="float">
            <text:p>6.30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7168" calcext:value-type="float">
            <text:p>6.29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3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5456" calcext:value-type="float">
            <text:p>6.3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3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5456" calcext:value-type="float">
            <text:p>6.3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3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3368" calcext:value-type="float">
            <text:p>6.37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3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8232" calcext:value-type="float">
            <text:p>6.42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8712" calcext:value-type="float">
            <text:p>6.45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3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8712" calcext:value-type="float">
            <text:p>6.45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3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8232" calcext:value-type="float">
            <text:p>6.42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3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5664" calcext:value-type="float">
            <text:p>6.45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3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652" calcext:value-type="float">
            <text:p>6.4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8712" calcext:value-type="float">
            <text:p>6.45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3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6144" calcext:value-type="float">
            <text:p>6.48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3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748" calcext:value-type="float">
            <text:p>6.50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3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3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4912" calcext:value-type="float">
            <text:p>6.5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9672" calcext:value-type="float">
            <text:p>6.51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3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6624" calcext:value-type="float">
            <text:p>6.51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3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4912" calcext:value-type="float">
            <text:p>6.5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3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4536" calcext:value-type="float">
            <text:p>6.57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3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5872" calcext:value-type="float">
            <text:p>6.59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2824" calcext:value-type="float">
            <text:p>6.5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3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892" calcext:value-type="float">
            <text:p>6.5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3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94" calcext:value-type="float">
            <text:p>6.6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3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3784" calcext:value-type="float">
            <text:p>6.65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3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9024" calcext:value-type="float">
            <text:p>6.6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3784" calcext:value-type="float">
            <text:p>6.65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3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5496" calcext:value-type="float">
            <text:p>6.63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3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2072" calcext:value-type="float">
            <text:p>6.6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3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3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1696" calcext:value-type="float">
            <text:p>6.71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2072" calcext:value-type="float">
            <text:p>6.6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3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7688" calcext:value-type="float">
            <text:p>6.64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3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9024" calcext:value-type="float">
            <text:p>6.6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3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3408" calcext:value-type="float">
            <text:p>6.6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3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4264" calcext:value-type="float">
            <text:p>6.6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3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1216" calcext:value-type="float">
            <text:p>6.6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3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2552" calcext:value-type="float">
            <text:p>6.70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3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6456" calcext:value-type="float">
            <text:p>6.69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3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036" calcext:value-type="float">
            <text:p>6.6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8168" calcext:value-type="float">
            <text:p>6.67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3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2928" calcext:value-type="float">
            <text:p>6.66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3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3784" calcext:value-type="float">
            <text:p>6.65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3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5496" calcext:value-type="float">
            <text:p>6.63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3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5016" calcext:value-type="float">
            <text:p>6.60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0152" calcext:value-type="float">
            <text:p>6.5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3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4912" calcext:value-type="float">
            <text:p>6.5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3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272" calcext:value-type="float">
            <text:p>6.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3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6624" calcext:value-type="float">
            <text:p>6.51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3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0528" calcext:value-type="float">
            <text:p>6.51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3-08-31 16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8816" calcext:value-type="float">
            <text:p>6.52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6624" calcext:value-type="float">
            <text:p>6.51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3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224" calcext:value-type="float">
            <text:p>6.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3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3096" calcext:value-type="float">
            <text:p>6.48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3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748" calcext:value-type="float">
            <text:p>6.50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3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6624" calcext:value-type="float">
            <text:p>6.51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0904" calcext:value-type="float">
            <text:p>6.47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3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0424" calcext:value-type="float">
            <text:p>6.44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3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9088" calcext:value-type="float">
            <text:p>6.41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3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8232" calcext:value-type="float">
            <text:p>6.42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3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176" calcext:value-type="float">
            <text:p>6.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652" calcext:value-type="float">
            <text:p>6.4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3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6416" calcext:value-type="float">
            <text:p>6.3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3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1656" calcext:value-type="float">
            <text:p>6.39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3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9464" calcext:value-type="float">
            <text:p>6.37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3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1176" calcext:value-type="float">
            <text:p>6.36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9088" calcext:value-type="float">
            <text:p>6.41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3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2992" calcext:value-type="float">
            <text:p>6.41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3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2136" calcext:value-type="float">
            <text:p>6.42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3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3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7272" calcext:value-type="float">
            <text:p>6.36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6416" calcext:value-type="float">
            <text:p>6.3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3-08-09 22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1176" calcext:value-type="float">
            <text:p>6.36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3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3368" calcext:value-type="float">
            <text:p>6.37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3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9464" calcext:value-type="float">
            <text:p>6.37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3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3368" calcext:value-type="float">
            <text:p>6.37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3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032" calcext:value-type="float">
            <text:p>6.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6416" calcext:value-type="float">
            <text:p>6.3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3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032" calcext:value-type="float">
            <text:p>6.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3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1176" calcext:value-type="float">
            <text:p>6.36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3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1176" calcext:value-type="float">
            <text:p>6.36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3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9464" calcext:value-type="float">
            <text:p>6.37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3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556" calcext:value-type="float">
            <text:p>6.38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8608" calcext:value-type="float">
            <text:p>6.38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3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2512" calcext:value-type="float">
            <text:p>6.3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3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508" calcext:value-type="float">
            <text:p>6.35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3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2888" calcext:value-type="float">
            <text:p>6.34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3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7648" calcext:value-type="float">
            <text:p>6.3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6792" calcext:value-type="float">
            <text:p>6.33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3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3744" calcext:value-type="float">
            <text:p>6.3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3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2408" calcext:value-type="float">
            <text:p>6.31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3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8024" calcext:value-type="float">
            <text:p>6.28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3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0216" calcext:value-type="float">
            <text:p>6.30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8024" calcext:value-type="float">
            <text:p>6.28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3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364" calcext:value-type="float">
            <text:p>6.2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3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1448" calcext:value-type="float">
            <text:p>6.25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3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6208" calcext:value-type="float">
            <text:p>6.23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3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5728" calcext:value-type="float">
            <text:p>6.20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0488" calcext:value-type="float">
            <text:p>6.19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3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3056" calcext:value-type="float">
            <text:p>6.16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3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7816" calcext:value-type="float">
            <text:p>6.14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3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4768" calcext:value-type="float">
            <text:p>6.14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3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8672" calcext:value-type="float">
            <text:p>6.13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8568" calcext:value-type="float">
            <text:p>6.06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3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552" calcext:value-type="float">
            <text:p>6.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3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2472" calcext:value-type="float">
            <text:p>6.06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3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3328" calcext:value-type="float">
            <text:p>6.05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3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6376" calcext:value-type="float">
            <text:p>6.05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1136" calcext:value-type="float">
            <text:p>6.04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3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456" calcext:value-type="float">
            <text:p>6.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3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984" calcext:value-type="float">
            <text:p>5.9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3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0552" calcext:value-type="float">
            <text:p>5.9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3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2264" calcext:value-type="float">
            <text:p>5.92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0928" calcext:value-type="float">
            <text:p>5.9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3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3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3016" calcext:value-type="float">
            <text:p>5.8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3-06-27 15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5208" calcext:value-type="float">
            <text:p>5.8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3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3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824" calcext:value-type="float">
            <text:p>5.8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5104" calcext:value-type="float">
            <text:p>5.7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3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8152" calcext:value-type="float">
            <text:p>5.7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3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4248" calcext:value-type="float">
            <text:p>5.7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3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3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8904" calcext:value-type="float">
            <text:p>5.7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3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0136" calcext:value-type="float">
            <text:p>5.6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3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608" calcext:value-type="float">
            <text:p>5.6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3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9656" calcext:value-type="float">
            <text:p>5.6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3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608" calcext:value-type="float">
            <text:p>5.6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1744" calcext:value-type="float">
            <text:p>5.5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3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976" calcext:value-type="float">
            <text:p>5.5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3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4688" calcext:value-type="float">
            <text:p>5.5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3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3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3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068" calcext:value-type="float">
            <text:p>5.4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3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3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3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4104" calcext:value-type="float">
            <text:p>5.4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1056" calcext:value-type="float">
            <text:p>5.4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3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672" calcext:value-type="float">
            <text:p>5.3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3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3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7904" calcext:value-type="float">
            <text:p>5.3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3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3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1704" calcext:value-type="float">
            <text:p>5.2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3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3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3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3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3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3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3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3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3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3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4168" calcext:value-type="float">
            <text:p>5.1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3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3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3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3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3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3-05-11 15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792" calcext:value-type="float">
            <text:p>5.1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3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792" calcext:value-type="float">
            <text:p>5.1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5128" calcext:value-type="float">
            <text:p>5.2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3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3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2936" calcext:value-type="float">
            <text:p>5.2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3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792" calcext:value-type="float">
            <text:p>5.1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3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9032" calcext:value-type="float">
            <text:p>5.2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3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3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3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9512" calcext:value-type="float">
            <text:p>5.2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3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3416" calcext:value-type="float">
            <text:p>5.2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3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3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472" calcext:value-type="float">
            <text:p>5.3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3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3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3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3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3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3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9344" calcext:value-type="float">
            <text:p>5.4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3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164" calcext:value-type="float">
            <text:p>5.5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3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212" calcext:value-type="float">
            <text:p>5.5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3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3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4312" calcext:value-type="float">
            <text:p>5.5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4792" calcext:value-type="float">
            <text:p>5.5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3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648" calcext:value-type="float">
            <text:p>5.5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3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0888" calcext:value-type="float">
            <text:p>5.5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3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1368" calcext:value-type="float">
            <text:p>5.6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3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8424" calcext:value-type="float">
            <text:p>5.6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3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2432" calcext:value-type="float">
            <text:p>5.7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3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7672" calcext:value-type="float">
            <text:p>5.7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3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0344" calcext:value-type="float">
            <text:p>5.8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3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2056" calcext:value-type="float">
            <text:p>5.7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376" calcext:value-type="float">
            <text:p>5.6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3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6712" calcext:value-type="float">
            <text:p>5.6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3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1952" calcext:value-type="float">
            <text:p>5.7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3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6712" calcext:value-type="float">
            <text:p>5.6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6336" calcext:value-type="float">
            <text:p>5.7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3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0616" calcext:value-type="float">
            <text:p>5.6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3-03-30 14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7296" calcext:value-type="float">
            <text:p>5.7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3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3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6064" calcext:value-type="float">
            <text:p>5.8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3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6064" calcext:value-type="float">
            <text:p>5.8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3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644" calcext:value-type="float">
            <text:p>5.8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3768" calcext:value-type="float">
            <text:p>5.7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3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3392" calcext:value-type="float">
            <text:p>5.8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3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4728" calcext:value-type="float">
            <text:p>5.8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3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5104" calcext:value-type="float">
            <text:p>5.7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3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9488" calcext:value-type="float">
            <text:p>5.8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9488" calcext:value-type="float">
            <text:p>5.8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3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4728" calcext:value-type="float">
            <text:p>5.8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3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9968" calcext:value-type="float">
            <text:p>5.8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3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7296" calcext:value-type="float">
            <text:p>5.7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3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7296" calcext:value-type="float">
            <text:p>5.7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3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3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6544" calcext:value-type="float">
            <text:p>5.8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3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644" calcext:value-type="float">
            <text:p>5.8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3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7776" calcext:value-type="float">
            <text:p>5.8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3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3496" calcext:value-type="float">
            <text:p>5.8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3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0928" calcext:value-type="float">
            <text:p>5.9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3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3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836" calcext:value-type="float">
            <text:p>5.9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3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6544" calcext:value-type="float">
            <text:p>5.8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3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9592" calcext:value-type="float">
            <text:p>5.8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3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692" calcext:value-type="float">
            <text:p>5.8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3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0344" calcext:value-type="float">
            <text:p>5.8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3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3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8632" calcext:value-type="float">
            <text:p>5.8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3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7776" calcext:value-type="float">
            <text:p>5.8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3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3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6064" calcext:value-type="float">
            <text:p>5.8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3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3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7128" calcext:value-type="float">
            <text:p>5.9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3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788" calcext:value-type="float">
            <text:p>5.8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3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3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5208" calcext:value-type="float">
            <text:p>5.8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3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824" calcext:value-type="float">
            <text:p>5.8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3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8256" calcext:value-type="float">
            <text:p>5.8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3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1784" calcext:value-type="float">
            <text:p>5.8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3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3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0552" calcext:value-type="float">
            <text:p>5.9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3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3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4248" calcext:value-type="float">
            <text:p>5.7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3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3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3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836" calcext:value-type="float">
            <text:p>5.9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3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3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6168" calcext:value-type="float">
            <text:p>5.9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3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3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7024" calcext:value-type="float">
            <text:p>5.9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3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1784" calcext:value-type="float">
            <text:p>5.8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3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2264" calcext:value-type="float">
            <text:p>5.92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3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3976" calcext:value-type="float">
            <text:p>5.9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3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6752" calcext:value-type="float">
            <text:p>6.0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3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3224" calcext:value-type="float">
            <text:p>5.9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3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5792" calcext:value-type="float">
            <text:p>5.9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3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3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6752" calcext:value-type="float">
            <text:p>6.0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3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3704" calcext:value-type="float">
            <text:p>6.01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3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932" calcext:value-type="float">
            <text:p>5.9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3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3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0552" calcext:value-type="float">
            <text:p>5.9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3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1408" calcext:value-type="float">
            <text:p>5.9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3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5792" calcext:value-type="float">
            <text:p>5.9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3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6648" calcext:value-type="float">
            <text:p>5.9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3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9696" calcext:value-type="float">
            <text:p>5.9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3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1032" calcext:value-type="float">
            <text:p>5.9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3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3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2264" calcext:value-type="float">
            <text:p>5.92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3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884" calcext:value-type="float">
            <text:p>5.9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3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0072" calcext:value-type="float">
            <text:p>5.91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3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3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836" calcext:value-type="float">
            <text:p>5.9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3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7128" calcext:value-type="float">
            <text:p>5.9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3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7232" calcext:value-type="float">
            <text:p>6.0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3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2848" calcext:value-type="float">
            <text:p>6.0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3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884" calcext:value-type="float">
            <text:p>5.9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3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884" calcext:value-type="float">
            <text:p>5.9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3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3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6752" calcext:value-type="float">
            <text:p>6.0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3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9424" calcext:value-type="float">
            <text:p>6.05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3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8944" calcext:value-type="float">
            <text:p>6.02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3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932" calcext:value-type="float">
            <text:p>5.9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3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9696" calcext:value-type="float">
            <text:p>5.9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3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984" calcext:value-type="float">
            <text:p>5.9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3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8944" calcext:value-type="float">
            <text:p>6.02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3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5416" calcext:value-type="float">
            <text:p>5.9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2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2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7608" calcext:value-type="float">
            <text:p>6.0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2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9696" calcext:value-type="float">
            <text:p>5.9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2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9216" calcext:value-type="float">
            <text:p>5.9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2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2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552" calcext:value-type="float">
            <text:p>6.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2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4184" calcext:value-type="float">
            <text:p>6.04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2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9424" calcext:value-type="float">
            <text:p>6.05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2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504" calcext:value-type="float">
            <text:p>6.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2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028" calcext:value-type="float">
            <text:p>6.05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2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5144" calcext:value-type="float">
            <text:p>6.10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2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8672" calcext:value-type="float">
            <text:p>6.13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2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124" calcext:value-type="float">
            <text:p>6.11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2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076" calcext:value-type="float">
            <text:p>6.0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2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7608" calcext:value-type="float">
            <text:p>6.0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2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2744" calcext:value-type="float">
            <text:p>5.95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2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7504" calcext:value-type="float">
            <text:p>5.9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2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7608" calcext:value-type="float">
            <text:p>6.0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2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1616" calcext:value-type="float">
            <text:p>6.07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2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0384" calcext:value-type="float">
            <text:p>6.1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2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2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4288" calcext:value-type="float">
            <text:p>6.1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2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5624" calcext:value-type="float">
            <text:p>6.13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2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0008" calcext:value-type="float">
            <text:p>6.16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2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6104" calcext:value-type="float">
            <text:p>6.16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2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7336" calcext:value-type="float">
            <text:p>6.11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2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9904" calcext:value-type="float">
            <text:p>6.0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2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5144" calcext:value-type="float">
            <text:p>6.10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2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9152" calcext:value-type="float">
            <text:p>6.16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2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9424" calcext:value-type="float">
            <text:p>6.05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2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8672" calcext:value-type="float">
            <text:p>6.13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2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5624" calcext:value-type="float">
            <text:p>6.13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2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076" calcext:value-type="float">
            <text:p>6.0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2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9904" calcext:value-type="float">
            <text:p>6.0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2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4288" calcext:value-type="float">
            <text:p>6.1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2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8192" calcext:value-type="float">
            <text:p>6.1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2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22" calcext:value-type="float">
            <text:p>6.17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2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22" calcext:value-type="float">
            <text:p>6.17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2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3056" calcext:value-type="float">
            <text:p>6.16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2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744" calcext:value-type="float">
            <text:p>6.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2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3536" calcext:value-type="float">
            <text:p>6.19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2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744" calcext:value-type="float">
            <text:p>6.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2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3536" calcext:value-type="float">
            <text:p>6.19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2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268" calcext:value-type="float">
            <text:p>6.20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2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8776" calcext:value-type="float">
            <text:p>6.20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2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6208" calcext:value-type="float">
            <text:p>6.23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2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1448" calcext:value-type="float">
            <text:p>6.25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2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364" calcext:value-type="float">
            <text:p>6.2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2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1928" calcext:value-type="float">
            <text:p>6.28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2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9736" calcext:value-type="float">
            <text:p>6.26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2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316" calcext:value-type="float">
            <text:p>6.23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2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9632" calcext:value-type="float">
            <text:p>6.1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2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4" calcext:value-type="float">
            <text:p>6.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2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6792" calcext:value-type="float">
            <text:p>6.33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2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4224" calcext:value-type="float">
            <text:p>6.36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9632" calcext:value-type="float">
            <text:p>6.1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2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364" calcext:value-type="float">
            <text:p>6.2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2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7544" calcext:value-type="float">
            <text:p>6.25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2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8024" calcext:value-type="float">
            <text:p>6.28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2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7168" calcext:value-type="float">
            <text:p>6.29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2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4976" calcext:value-type="float">
            <text:p>6.28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2408" calcext:value-type="float">
            <text:p>6.31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2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5936" calcext:value-type="float">
            <text:p>6.34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2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3368" calcext:value-type="float">
            <text:p>6.37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2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4224" calcext:value-type="float">
            <text:p>6.36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2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984" calcext:value-type="float">
            <text:p>6.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7168" calcext:value-type="float">
            <text:p>6.29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2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0592" calcext:value-type="float">
            <text:p>6.26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2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364" calcext:value-type="float">
            <text:p>6.2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2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6688" calcext:value-type="float">
            <text:p>6.26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2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9736" calcext:value-type="float">
            <text:p>6.26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3264" calcext:value-type="float">
            <text:p>6.30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2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7272" calcext:value-type="float">
            <text:p>6.36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2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9088" calcext:value-type="float">
            <text:p>6.41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2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6896" calcext:value-type="float">
            <text:p>6.4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2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6416" calcext:value-type="float">
            <text:p>6.3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0696" calcext:value-type="float">
            <text:p>6.33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2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412" calcext:value-type="float">
            <text:p>6.29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2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936" calcext:value-type="float">
            <text:p>6.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2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3264" calcext:value-type="float">
            <text:p>6.30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2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2408" calcext:value-type="float">
            <text:p>6.31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2512" calcext:value-type="float">
            <text:p>6.3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2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556" calcext:value-type="float">
            <text:p>6.38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2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9944" calcext:value-type="float">
            <text:p>6.40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2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176" calcext:value-type="float">
            <text:p>6.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2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2136" calcext:value-type="float">
            <text:p>6.42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9464" calcext:value-type="float">
            <text:p>6.37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2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4704" calcext:value-type="float">
            <text:p>6.3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2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9088" calcext:value-type="float">
            <text:p>6.41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2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7376" calcext:value-type="float">
            <text:p>6.43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2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5184" calcext:value-type="float">
            <text:p>6.42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9944" calcext:value-type="float">
            <text:p>6.40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2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4328" calcext:value-type="float">
            <text:p>6.43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2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4808" calcext:value-type="float">
            <text:p>6.46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2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5184" calcext:value-type="float">
            <text:p>6.42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2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556" calcext:value-type="float">
            <text:p>6.38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1176" calcext:value-type="float">
            <text:p>6.36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2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8984" calcext:value-type="float">
            <text:p>6.3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2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4704" calcext:value-type="float">
            <text:p>6.3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2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4328" calcext:value-type="float">
            <text:p>6.43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2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8128" calcext:value-type="float">
            <text:p>6.35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2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556" calcext:value-type="float">
            <text:p>6.38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2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6416" calcext:value-type="float">
            <text:p>6.3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2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1176" calcext:value-type="float">
            <text:p>6.36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2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2512" calcext:value-type="float">
            <text:p>6.3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4704" calcext:value-type="float">
            <text:p>6.3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2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9944" calcext:value-type="float">
            <text:p>6.40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2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8608" calcext:value-type="float">
            <text:p>6.38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2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4704" calcext:value-type="float">
            <text:p>6.3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2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8232" calcext:value-type="float">
            <text:p>6.42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2136" calcext:value-type="float">
            <text:p>6.42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2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556" calcext:value-type="float">
            <text:p>6.38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2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9464" calcext:value-type="float">
            <text:p>6.37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2-09-07 16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4808" calcext:value-type="float">
            <text:p>6.46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2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128" calcext:value-type="float">
            <text:p>6.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9088" calcext:value-type="float">
            <text:p>6.41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2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5184" calcext:value-type="float">
            <text:p>6.42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2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9088" calcext:value-type="float">
            <text:p>6.41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2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508" calcext:value-type="float">
            <text:p>6.35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2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508" calcext:value-type="float">
            <text:p>6.35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2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3368" calcext:value-type="float">
            <text:p>6.37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6416" calcext:value-type="float">
            <text:p>6.3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2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6792" calcext:value-type="float">
            <text:p>6.33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2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8504" calcext:value-type="float">
            <text:p>6.31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2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508" calcext:value-type="float">
            <text:p>6.35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2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9944" calcext:value-type="float">
            <text:p>6.40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604" calcext:value-type="float">
            <text:p>6.41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2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7752" calcext:value-type="float">
            <text:p>6.39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2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6896" calcext:value-type="float">
            <text:p>6.4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2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9088" calcext:value-type="float">
            <text:p>6.41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2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2136" calcext:value-type="float">
            <text:p>6.42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6896" calcext:value-type="float">
            <text:p>6.4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2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9464" calcext:value-type="float">
            <text:p>6.37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2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3848" calcext:value-type="float">
            <text:p>6.40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2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5664" calcext:value-type="float">
            <text:p>6.45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2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4808" calcext:value-type="float">
            <text:p>6.46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5664" calcext:value-type="float">
            <text:p>6.45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2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9568" calcext:value-type="float">
            <text:p>6.44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2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4328" calcext:value-type="float">
            <text:p>6.43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2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652" calcext:value-type="float">
            <text:p>6.4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2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0048" calcext:value-type="float">
            <text:p>6.48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0904" calcext:value-type="float">
            <text:p>6.47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2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5664" calcext:value-type="float">
            <text:p>6.45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2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2616" calcext:value-type="float">
            <text:p>6.45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2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9568" calcext:value-type="float">
            <text:p>6.44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2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4328" calcext:value-type="float">
            <text:p>6.43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9088" calcext:value-type="float">
            <text:p>6.41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2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9944" calcext:value-type="float">
            <text:p>6.40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2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984" calcext:value-type="float">
            <text:p>6.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2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5456" calcext:value-type="float">
            <text:p>6.3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2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7648" calcext:value-type="float">
            <text:p>6.3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2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6312" calcext:value-type="float">
            <text:p>6.30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7648" calcext:value-type="float">
            <text:p>6.3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2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5456" calcext:value-type="float">
            <text:p>6.3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2-07-28 14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7168" calcext:value-type="float">
            <text:p>6.29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2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4976" calcext:value-type="float">
            <text:p>6.28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2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0592" calcext:value-type="float">
            <text:p>6.26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2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0592" calcext:value-type="float">
            <text:p>6.26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2784" calcext:value-type="float">
            <text:p>6.27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2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6208" calcext:value-type="float">
            <text:p>6.23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2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9632" calcext:value-type="float">
            <text:p>6.1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2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8296" calcext:value-type="float">
            <text:p>6.17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2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7816" calcext:value-type="float">
            <text:p>6.14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9904" calcext:value-type="float">
            <text:p>6.0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2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6376" calcext:value-type="float">
            <text:p>6.05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2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4664" calcext:value-type="float">
            <text:p>6.07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2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552" calcext:value-type="float">
            <text:p>6.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2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6376" calcext:value-type="float">
            <text:p>6.05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8088" calcext:value-type="float">
            <text:p>6.03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2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8944" calcext:value-type="float">
            <text:p>6.02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2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0656" calcext:value-type="float">
            <text:p>6.0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2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4936" calcext:value-type="float">
            <text:p>5.9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2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836" calcext:value-type="float">
            <text:p>5.9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2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7128" calcext:value-type="float">
            <text:p>5.9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2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9696" calcext:value-type="float">
            <text:p>5.9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2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6168" calcext:value-type="float">
            <text:p>5.9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2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2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2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5688" calcext:value-type="float">
            <text:p>5.8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2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2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9968" calcext:value-type="float">
            <text:p>5.8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4248" calcext:value-type="float">
            <text:p>5.7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2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2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2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7776" calcext:value-type="float">
            <text:p>5.8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2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644" calcext:value-type="float">
            <text:p>5.8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2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6336" calcext:value-type="float">
            <text:p>5.7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2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7192" calcext:value-type="float">
            <text:p>5.7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2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6336" calcext:value-type="float">
            <text:p>5.7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2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848" calcext:value-type="float">
            <text:p>5.6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2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2704" calcext:value-type="float">
            <text:p>5.6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2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2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2224" calcext:value-type="float">
            <text:p>5.6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2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164" calcext:value-type="float">
            <text:p>5.5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2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2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2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2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6776" calcext:value-type="float">
            <text:p>5.4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8968" calcext:value-type="float">
            <text:p>5.4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2-06-09 15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2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2872" calcext:value-type="float">
            <text:p>5.4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2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2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9344" calcext:value-type="float">
            <text:p>5.4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9344" calcext:value-type="float">
            <text:p>5.4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2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2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6776" calcext:value-type="float">
            <text:p>5.4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2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2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2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2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2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2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2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8968" calcext:value-type="float">
            <text:p>5.4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2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2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976" calcext:value-type="float">
            <text:p>5.5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2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6024" calcext:value-type="float">
            <text:p>5.5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2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2496" calcext:value-type="float">
            <text:p>5.4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008" calcext:value-type="float">
            <text:p>5.3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2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008" calcext:value-type="float">
            <text:p>5.3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2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5064" calcext:value-type="float">
            <text:p>5.4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2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2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2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9928" calcext:value-type="float">
            <text:p>5.5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2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2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6024" calcext:value-type="float">
            <text:p>5.5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2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2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2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8696" calcext:value-type="float">
            <text:p>5.5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2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6128" calcext:value-type="float">
            <text:p>5.5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2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4416" calcext:value-type="float">
            <text:p>5.6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7944" calcext:value-type="float">
            <text:p>5.6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2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2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376" calcext:value-type="float">
            <text:p>5.6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2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2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2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2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3288" calcext:value-type="float">
            <text:p>5.7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2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596" calcext:value-type="float">
            <text:p>5.7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2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4248" calcext:value-type="float">
            <text:p>5.7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4624" calcext:value-type="float">
            <text:p>5.75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2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2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376" calcext:value-type="float">
            <text:p>5.6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2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5104" calcext:value-type="float">
            <text:p>5.7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2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644" calcext:value-type="float">
            <text:p>5.8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3768" calcext:value-type="float">
            <text:p>5.7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2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692" calcext:value-type="float">
            <text:p>5.8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2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2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5208" calcext:value-type="float">
            <text:p>5.8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2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8256" calcext:value-type="float">
            <text:p>5.8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2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8528" calcext:value-type="float">
            <text:p>5.7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2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4624" calcext:value-type="float">
            <text:p>5.75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2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3392" calcext:value-type="float">
            <text:p>5.8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2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2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3016" calcext:value-type="float">
            <text:p>5.8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2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2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644" calcext:value-type="float">
            <text:p>5.8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2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8528" calcext:value-type="float">
            <text:p>5.7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4248" calcext:value-type="float">
            <text:p>5.7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2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2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1784" calcext:value-type="float">
            <text:p>5.8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2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2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788" calcext:value-type="float">
            <text:p>5.8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2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6064" calcext:value-type="float">
            <text:p>5.8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4728" calcext:value-type="float">
            <text:p>5.8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2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1784" calcext:value-type="float">
            <text:p>5.8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2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4936" calcext:value-type="float">
            <text:p>5.9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2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2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9696" calcext:value-type="float">
            <text:p>5.9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788" calcext:value-type="float">
            <text:p>5.8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2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788" calcext:value-type="float">
            <text:p>5.8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2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788" calcext:value-type="float">
            <text:p>5.8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2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9216" calcext:value-type="float">
            <text:p>5.9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2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836" calcext:value-type="float">
            <text:p>5.9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5792" calcext:value-type="float">
            <text:p>5.9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2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0552" calcext:value-type="float">
            <text:p>5.9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2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5792" calcext:value-type="float">
            <text:p>5.9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2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9696" calcext:value-type="float">
            <text:p>5.9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2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0072" calcext:value-type="float">
            <text:p>5.91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4936" calcext:value-type="float">
            <text:p>5.9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2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1032" calcext:value-type="float">
            <text:p>5.9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2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9216" calcext:value-type="float">
            <text:p>5.9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2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5792" calcext:value-type="float">
            <text:p>5.9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2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884" calcext:value-type="float">
            <text:p>5.9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2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1032" calcext:value-type="float">
            <text:p>5.9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2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884" calcext:value-type="float">
            <text:p>5.9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2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1408" calcext:value-type="float">
            <text:p>5.9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2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5792" calcext:value-type="float">
            <text:p>5.9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2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2264" calcext:value-type="float">
            <text:p>5.92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2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1784" calcext:value-type="float">
            <text:p>5.8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2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7128" calcext:value-type="float">
            <text:p>5.9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2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98" calcext:value-type="float">
            <text:p>6.0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2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4936" calcext:value-type="float">
            <text:p>5.9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2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2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836" calcext:value-type="float">
            <text:p>5.9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2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984" calcext:value-type="float">
            <text:p>5.9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2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7128" calcext:value-type="float">
            <text:p>5.9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2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2848" calcext:value-type="float">
            <text:p>6.0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2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8944" calcext:value-type="float">
            <text:p>6.02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2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7232" calcext:value-type="float">
            <text:p>6.0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2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2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5792" calcext:value-type="float">
            <text:p>5.9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2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2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2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836" calcext:value-type="float">
            <text:p>5.9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2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2368" calcext:value-type="float">
            <text:p>5.9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2-02-16 15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6168" calcext:value-type="float">
            <text:p>5.9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2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9216" calcext:value-type="float">
            <text:p>5.9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2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5792" calcext:value-type="float">
            <text:p>5.9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2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2368" calcext:value-type="float">
            <text:p>5.9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2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1512" calcext:value-type="float">
            <text:p>6.00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2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3704" calcext:value-type="float">
            <text:p>6.01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2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0928" calcext:value-type="float">
            <text:p>5.9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2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2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788" calcext:value-type="float">
            <text:p>5.8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2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788" calcext:value-type="float">
            <text:p>5.8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2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2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984" calcext:value-type="float">
            <text:p>5.9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2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4936" calcext:value-type="float">
            <text:p>5.9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2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6752" calcext:value-type="float">
            <text:p>6.0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2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2472" calcext:value-type="float">
            <text:p>6.06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2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1136" calcext:value-type="float">
            <text:p>6.04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2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1408" calcext:value-type="float">
            <text:p>5.9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2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2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884" calcext:value-type="float">
            <text:p>5.9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2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2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6752" calcext:value-type="float">
            <text:p>6.0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2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3224" calcext:value-type="float">
            <text:p>5.9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2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1032" calcext:value-type="float">
            <text:p>5.9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2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98" calcext:value-type="float">
            <text:p>6.0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2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0552" calcext:value-type="float">
            <text:p>5.9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2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1888" calcext:value-type="float">
            <text:p>5.9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2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3224" calcext:value-type="float">
            <text:p>5.9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2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0656" calcext:value-type="float">
            <text:p>6.0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2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076" calcext:value-type="float">
            <text:p>6.0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2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5896" calcext:value-type="float">
            <text:p>6.0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2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3976" calcext:value-type="float">
            <text:p>5.9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2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6648" calcext:value-type="float">
            <text:p>5.9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2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9696" calcext:value-type="float">
            <text:p>5.9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2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3328" calcext:value-type="float">
            <text:p>6.05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2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1992" calcext:value-type="float">
            <text:p>6.0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2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6272" calcext:value-type="float">
            <text:p>5.9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2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7128" calcext:value-type="float">
            <text:p>5.9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2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932" calcext:value-type="float">
            <text:p>5.9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2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2952" calcext:value-type="float">
            <text:p>6.09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2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1616" calcext:value-type="float">
            <text:p>6.07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2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4936" calcext:value-type="float">
            <text:p>5.9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2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8944" calcext:value-type="float">
            <text:p>6.02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2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4184" calcext:value-type="float">
            <text:p>6.04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2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1032" calcext:value-type="float">
            <text:p>5.9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2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2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5896" calcext:value-type="float">
            <text:p>6.0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2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6376" calcext:value-type="float">
            <text:p>6.05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2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028" calcext:value-type="float">
            <text:p>6.05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1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2368" calcext:value-type="float">
            <text:p>5.9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1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1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6752" calcext:value-type="float">
            <text:p>6.0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1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1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984" calcext:value-type="float">
            <text:p>5.9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1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1992" calcext:value-type="float">
            <text:p>6.0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1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3704" calcext:value-type="float">
            <text:p>6.01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1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7504" calcext:value-type="float">
            <text:p>5.9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1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3224" calcext:value-type="float">
            <text:p>5.9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1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504" calcext:value-type="float">
            <text:p>6.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1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1992" calcext:value-type="float">
            <text:p>6.0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1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7712" calcext:value-type="float">
            <text:p>6.0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1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7712" calcext:value-type="float">
            <text:p>6.0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1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0384" calcext:value-type="float">
            <text:p>6.1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1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4288" calcext:value-type="float">
            <text:p>6.1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1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98" calcext:value-type="float">
            <text:p>6.0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1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1032" calcext:value-type="float">
            <text:p>5.9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1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3808" calcext:value-type="float">
            <text:p>6.0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1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6856" calcext:value-type="float">
            <text:p>6.0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1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504" calcext:value-type="float">
            <text:p>6.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1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5896" calcext:value-type="float">
            <text:p>6.0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1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3328" calcext:value-type="float">
            <text:p>6.05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1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2848" calcext:value-type="float">
            <text:p>6.0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1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076" calcext:value-type="float">
            <text:p>6.0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1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8192" calcext:value-type="float">
            <text:p>6.1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1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0384" calcext:value-type="float">
            <text:p>6.1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1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3328" calcext:value-type="float">
            <text:p>6.05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1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696" calcext:value-type="float">
            <text:p>6.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1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9528" calcext:value-type="float">
            <text:p>6.12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1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2952" calcext:value-type="float">
            <text:p>6.09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1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552" calcext:value-type="float">
            <text:p>6.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1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2576" calcext:value-type="float">
            <text:p>6.1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1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9048" calcext:value-type="float">
            <text:p>6.09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1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0864" calcext:value-type="float">
            <text:p>6.15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1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7336" calcext:value-type="float">
            <text:p>6.11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1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7816" calcext:value-type="float">
            <text:p>6.14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1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1824" calcext:value-type="float">
            <text:p>6.21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1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0384" calcext:value-type="float">
            <text:p>6.1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1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3432" calcext:value-type="float">
            <text:p>6.12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1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9632" calcext:value-type="float">
            <text:p>6.1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1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3536" calcext:value-type="float">
            <text:p>6.19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1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744" calcext:value-type="float">
            <text:p>6.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1-11-19 15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4016" calcext:value-type="float">
            <text:p>6.22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1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1824" calcext:value-type="float">
            <text:p>6.21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1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792" calcext:value-type="float">
            <text:p>6.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1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3056" calcext:value-type="float">
            <text:p>6.16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1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7816" calcext:value-type="float">
            <text:p>6.14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1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5728" calcext:value-type="float">
            <text:p>6.20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1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3536" calcext:value-type="float">
            <text:p>6.19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1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0488" calcext:value-type="float">
            <text:p>6.19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1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696" calcext:value-type="float">
            <text:p>6.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1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1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4016" calcext:value-type="float">
            <text:p>6.22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1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4976" calcext:value-type="float">
            <text:p>6.28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1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9736" calcext:value-type="float">
            <text:p>6.26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1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2304" calcext:value-type="float">
            <text:p>6.24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4" calcext:value-type="float">
            <text:p>6.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1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7168" calcext:value-type="float">
            <text:p>6.29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1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3744" calcext:value-type="float">
            <text:p>6.3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1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8984" calcext:value-type="float">
            <text:p>6.3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1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3744" calcext:value-type="float">
            <text:p>6.3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1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2408" calcext:value-type="float">
            <text:p>6.31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1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9736" calcext:value-type="float">
            <text:p>6.26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1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7168" calcext:value-type="float">
            <text:p>6.29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1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888" calcext:value-type="float">
            <text:p>6.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1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1072" calcext:value-type="float">
            <text:p>6.29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1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3744" calcext:value-type="float">
            <text:p>6.3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1176" calcext:value-type="float">
            <text:p>6.36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1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2888" calcext:value-type="float">
            <text:p>6.34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1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8128" calcext:value-type="float">
            <text:p>6.35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1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7272" calcext:value-type="float">
            <text:p>6.36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1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032" calcext:value-type="float">
            <text:p>6.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1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508" calcext:value-type="float">
            <text:p>6.35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1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1176" calcext:value-type="float">
            <text:p>6.36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1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3368" calcext:value-type="float">
            <text:p>6.37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1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1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4704" calcext:value-type="float">
            <text:p>6.3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2512" calcext:value-type="float">
            <text:p>6.3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1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1176" calcext:value-type="float">
            <text:p>6.36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1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8984" calcext:value-type="float">
            <text:p>6.3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1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4704" calcext:value-type="float">
            <text:p>6.3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1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8128" calcext:value-type="float">
            <text:p>6.35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0696" calcext:value-type="float">
            <text:p>6.33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1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3368" calcext:value-type="float">
            <text:p>6.37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1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604" calcext:value-type="float">
            <text:p>6.41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1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3472" calcext:value-type="float">
            <text:p>6.44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1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7856" calcext:value-type="float">
            <text:p>6.46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1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0048" calcext:value-type="float">
            <text:p>6.48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1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8712" calcext:value-type="float">
            <text:p>6.45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1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4328" calcext:value-type="float">
            <text:p>6.43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1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4328" calcext:value-type="float">
            <text:p>6.43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1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4808" calcext:value-type="float">
            <text:p>6.46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3952" calcext:value-type="float">
            <text:p>6.47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1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5664" calcext:value-type="float">
            <text:p>6.45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1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9568" calcext:value-type="float">
            <text:p>6.44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1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0424" calcext:value-type="float">
            <text:p>6.44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1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2136" calcext:value-type="float">
            <text:p>6.42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1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8712" calcext:value-type="float">
            <text:p>6.45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1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8712" calcext:value-type="float">
            <text:p>6.45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1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9192" calcext:value-type="float">
            <text:p>6.48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1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4912" calcext:value-type="float">
            <text:p>6.5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1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9672" calcext:value-type="float">
            <text:p>6.51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1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2616" calcext:value-type="float">
            <text:p>6.45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1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9192" calcext:value-type="float">
            <text:p>6.48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1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796" calcext:value-type="float">
            <text:p>6.5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1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1864" calcext:value-type="float">
            <text:p>6.53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1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6144" calcext:value-type="float">
            <text:p>6.48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6624" calcext:value-type="float">
            <text:p>6.51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1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8336" calcext:value-type="float">
            <text:p>6.49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1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8816" calcext:value-type="float">
            <text:p>6.52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1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4056" calcext:value-type="float">
            <text:p>6.54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1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0528" calcext:value-type="float">
            <text:p>6.51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9672" calcext:value-type="float">
            <text:p>6.51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1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4912" calcext:value-type="float">
            <text:p>6.5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1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3576" calcext:value-type="float">
            <text:p>6.51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1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6144" calcext:value-type="float">
            <text:p>6.48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1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748" calcext:value-type="float">
            <text:p>6.50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1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6624" calcext:value-type="float">
            <text:p>6.51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1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272" calcext:value-type="float">
            <text:p>6.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1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796" calcext:value-type="float">
            <text:p>6.5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1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5392" calcext:value-type="float">
            <text:p>6.5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1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9296" calcext:value-type="float">
            <text:p>6.5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1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4056" calcext:value-type="float">
            <text:p>6.54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1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6248" calcext:value-type="float">
            <text:p>6.55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1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0152" calcext:value-type="float">
            <text:p>6.5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1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6248" calcext:value-type="float">
            <text:p>6.55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1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844" calcext:value-type="float">
            <text:p>6.5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1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1112" calcext:value-type="float">
            <text:p>6.6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1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5016" calcext:value-type="float">
            <text:p>6.60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1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5392" calcext:value-type="float">
            <text:p>6.5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1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4536" calcext:value-type="float">
            <text:p>6.57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1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2824" calcext:value-type="float">
            <text:p>6.5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1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6248" calcext:value-type="float">
            <text:p>6.55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1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1864" calcext:value-type="float">
            <text:p>6.53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1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0152" calcext:value-type="float">
            <text:p>6.5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1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1864" calcext:value-type="float">
            <text:p>6.53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1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1384" calcext:value-type="float">
            <text:p>6.50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1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1384" calcext:value-type="float">
            <text:p>6.50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1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6624" calcext:value-type="float">
            <text:p>6.51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1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272" calcext:value-type="float">
            <text:p>6.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1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5288" calcext:value-type="float">
            <text:p>6.49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1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3472" calcext:value-type="float">
            <text:p>6.44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1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3848" calcext:value-type="float">
            <text:p>6.40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1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2992" calcext:value-type="float">
            <text:p>6.41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1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9088" calcext:value-type="float">
            <text:p>6.41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1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9944" calcext:value-type="float">
            <text:p>6.40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1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128" calcext:value-type="float">
            <text:p>6.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1-08-06 14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2616" calcext:value-type="float">
            <text:p>6.45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1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652" calcext:value-type="float">
            <text:p>6.4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1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128" calcext:value-type="float">
            <text:p>6.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1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9568" calcext:value-type="float">
            <text:p>6.44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1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0424" calcext:value-type="float">
            <text:p>6.44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1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0424" calcext:value-type="float">
            <text:p>6.44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1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4328" calcext:value-type="float">
            <text:p>6.43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1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1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6896" calcext:value-type="float">
            <text:p>6.4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1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9464" calcext:value-type="float">
            <text:p>6.37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1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984" calcext:value-type="float">
            <text:p>6.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1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0696" calcext:value-type="float">
            <text:p>6.33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1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8504" calcext:value-type="float">
            <text:p>6.31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1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5456" calcext:value-type="float">
            <text:p>6.3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1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8024" calcext:value-type="float">
            <text:p>6.28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1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888" calcext:value-type="float">
            <text:p>6.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1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1928" calcext:value-type="float">
            <text:p>6.28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1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4976" calcext:value-type="float">
            <text:p>6.28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1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6688" calcext:value-type="float">
            <text:p>6.26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1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7544" calcext:value-type="float">
            <text:p>6.25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1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5352" calcext:value-type="float">
            <text:p>6.24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1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4872" calcext:value-type="float">
            <text:p>6.21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1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744" calcext:value-type="float">
            <text:p>6.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1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8296" calcext:value-type="float">
            <text:p>6.17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1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9152" calcext:value-type="float">
            <text:p>6.16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1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3056" calcext:value-type="float">
            <text:p>6.16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1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3056" calcext:value-type="float">
            <text:p>6.16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1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4768" calcext:value-type="float">
            <text:p>6.14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1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7336" calcext:value-type="float">
            <text:p>6.11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1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2096" calcext:value-type="float">
            <text:p>6.10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1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9904" calcext:value-type="float">
            <text:p>6.0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1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6856" calcext:value-type="float">
            <text:p>6.0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1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552" calcext:value-type="float">
            <text:p>6.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1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1992" calcext:value-type="float">
            <text:p>6.0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1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5416" calcext:value-type="float">
            <text:p>5.9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1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456" calcext:value-type="float">
            <text:p>6.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1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456" calcext:value-type="float">
            <text:p>6.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1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1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884" calcext:value-type="float">
            <text:p>5.9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1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1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1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1784" calcext:value-type="float">
            <text:p>5.8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1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1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3016" calcext:value-type="float">
            <text:p>5.8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1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3392" calcext:value-type="float">
            <text:p>5.8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1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596" calcext:value-type="float">
            <text:p>5.7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1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9008" calcext:value-type="float">
            <text:p>5.7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1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3768" calcext:value-type="float">
            <text:p>5.7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1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5856" calcext:value-type="float">
            <text:p>5.7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1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1952" calcext:value-type="float">
            <text:p>5.7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1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1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1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6232" calcext:value-type="float">
            <text:p>5.6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1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0136" calcext:value-type="float">
            <text:p>5.6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1-06-14 16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4416" calcext:value-type="float">
            <text:p>5.6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1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7464" calcext:value-type="float">
            <text:p>5.6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1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4792" calcext:value-type="float">
            <text:p>5.5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1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1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9448" calcext:value-type="float">
            <text:p>5.4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1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116" calcext:value-type="float">
            <text:p>5.4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1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4208" calcext:value-type="float">
            <text:p>5.4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1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3728" calcext:value-type="float">
            <text:p>5.4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1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1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1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5712" calcext:value-type="float">
            <text:p>5.3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1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5712" calcext:value-type="float">
            <text:p>5.3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1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5712" calcext:value-type="float">
            <text:p>5.3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1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0952" calcext:value-type="float">
            <text:p>5.3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1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1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1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1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1-05-28 20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1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1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1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3144" calcext:value-type="float">
            <text:p>5.3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1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1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1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0952" calcext:value-type="float">
            <text:p>5.3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1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1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1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1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1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1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1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1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1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1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1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1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1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1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5128" calcext:value-type="float">
            <text:p>5.2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1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5128" calcext:value-type="float">
            <text:p>5.2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1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1224" calcext:value-type="float">
            <text:p>5.2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1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1224" calcext:value-type="float">
            <text:p>5.2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1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1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792" calcext:value-type="float">
            <text:p>5.1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1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1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496" calcext:value-type="float">
            <text:p>5.1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1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1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1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4648" calcext:value-type="float">
            <text:p>5.1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1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1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1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1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1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1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1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1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3416" calcext:value-type="float">
            <text:p>5.2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1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9512" calcext:value-type="float">
            <text:p>5.2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1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1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2936" calcext:value-type="float">
            <text:p>5.2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1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1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8656" calcext:value-type="float">
            <text:p>5.2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1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1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1704" calcext:value-type="float">
            <text:p>5.2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1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9032" calcext:value-type="float">
            <text:p>5.2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1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792" calcext:value-type="float">
            <text:p>5.1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1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5128" calcext:value-type="float">
            <text:p>5.2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1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1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1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1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5608" calcext:value-type="float">
            <text:p>5.2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1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1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1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1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4104" calcext:value-type="float">
            <text:p>5.4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1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672" calcext:value-type="float">
            <text:p>5.3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1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1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8656" calcext:value-type="float">
            <text:p>5.2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1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1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7904" calcext:value-type="float">
            <text:p>5.3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1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1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1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472" calcext:value-type="float">
            <text:p>5.3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1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1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1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1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1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0304" calcext:value-type="float">
            <text:p>5.4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1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8112" calcext:value-type="float">
            <text:p>5.4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1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1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1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1-03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1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1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212" calcext:value-type="float">
            <text:p>5.5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1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1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008" calcext:value-type="float">
            <text:p>5.3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1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1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1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9448" calcext:value-type="float">
            <text:p>5.4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1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1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4312" calcext:value-type="float">
            <text:p>5.5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1-03-04 14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1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212" calcext:value-type="float">
            <text:p>5.5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1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1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1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1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1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1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068" calcext:value-type="float">
            <text:p>5.4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1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1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116" calcext:value-type="float">
            <text:p>5.4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1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1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1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8968" calcext:value-type="float">
            <text:p>5.4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1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164" calcext:value-type="float">
            <text:p>5.5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1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1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1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976" calcext:value-type="float">
            <text:p>5.5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1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1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1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6984" calcext:value-type="float">
            <text:p>5.5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1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1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1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4792" calcext:value-type="float">
            <text:p>5.5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1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0408" calcext:value-type="float">
            <text:p>5.5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1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1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1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1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0304" calcext:value-type="float">
            <text:p>5.4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1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1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1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3728" calcext:value-type="float">
            <text:p>5.4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1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9928" calcext:value-type="float">
            <text:p>5.5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1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1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164" calcext:value-type="float">
            <text:p>5.5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1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1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1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1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6504" calcext:value-type="float">
            <text:p>5.5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1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4688" calcext:value-type="float">
            <text:p>5.5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1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5544" calcext:value-type="float">
            <text:p>5.4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1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1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1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4688" calcext:value-type="float">
            <text:p>5.5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1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1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2392" calcext:value-type="float">
            <text:p>5.4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1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1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2872" calcext:value-type="float">
            <text:p>5.4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1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1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1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1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1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1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1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116" calcext:value-type="float">
            <text:p>5.4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1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6024" calcext:value-type="float">
            <text:p>5.5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1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4312" calcext:value-type="float">
            <text:p>5.5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1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0408" calcext:value-type="float">
            <text:p>5.5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1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3456" calcext:value-type="float">
            <text:p>5.5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1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6024" calcext:value-type="float">
            <text:p>5.5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1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9448" calcext:value-type="float">
            <text:p>5.4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1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6776" calcext:value-type="float">
            <text:p>5.4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1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6776" calcext:value-type="float">
            <text:p>5.4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1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7256" calcext:value-type="float">
            <text:p>5.4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1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0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164" calcext:value-type="float">
            <text:p>5.5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69824" calcext:value-type="float">
            <text:p>5.116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490571428571" calcext:value-type="float">
            <text:p>5.504905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358457142857" calcext:value-type="float">
            <text:p>5.493584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714714285714" calcext:value-type="float">
            <text:p>5.477147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56689655173" calcext:value-type="float">
            <text:p>5.376566896551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113971428571" calcext:value-type="float">
            <text:p>5.091139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468275862069" calcext:value-type="float">
            <text:p>4.884682758620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062971428571" calcext:value-type="float">
            <text:p>4.820629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340634482759" calcext:value-type="float">
            <text:p>4.893406344827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903911111111" calcext:value-type="float">
            <text:p>4.899039111111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07337931034" calcext:value-type="float">
            <text:p>4.870073379310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8648" calcext:value-type="float">
            <text:p>5.242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57248" calcext:value-type="float">
            <text:p>5.265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648872727273" calcext:value-type="float">
            <text:p>5.226488727272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484114285714" calcext:value-type="float">
            <text:p>5.314841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104193103448" calcext:value-type="float">
            <text:p>5.341041931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499255172414" calcext:value-type="float">
            <text:p>5.234992551724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535542857143" calcext:value-type="float">
            <text:p>5.075355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60468965517" calcext:value-type="float">
            <text:p>5.074604689655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364857142857" calcext:value-type="float">
            <text:p>5.243648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632634482759" calcext:value-type="float">
            <text:p>5.396326344827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375230769231" calcext:value-type="float">
            <text:p>5.403752307692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371393103448" calcext:value-type="float">
            <text:p>5.383713931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386683870968" calcext:value-type="float">
            <text:p>5.423866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084468965517" calcext:value-type="float">
            <text:p>5.470844689655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275612903226" calcext:value-type="float">
            <text:p>5.582756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0488" calcext:value-type="float">
            <text:p>5.699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339793548387" calcext:value-type="float">
            <text:p>5.703397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464748387097" calcext:value-type="float">
            <text:p>5.524647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4104" calcext:value-type="float">
            <text:p>5.4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4055483871" calcext:value-type="float">
            <text:p>5.260405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9008" calcext:value-type="float">
            <text:p>5.27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126722580645" calcext:value-type="float">
            <text:p>5.321267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232257142857" calcext:value-type="float">
            <text:p>5.302322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023780645161" calcext:value-type="float">
            <text:p>5.270237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2644" calcext:value-type="float">
            <text:p>5.152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9436" calcext:value-type="float">
            <text:p>5.13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400593548387" calcext:value-type="float">
            <text:p>5.234005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22144" calcext:value-type="float">
            <text:p>5.322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82658064516" calcext:value-type="float">
            <text:p>5.273826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5504" calcext:value-type="float">
            <text:p>5.1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0992" calcext:value-type="float">
            <text:p>5.010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62296774194" calcext:value-type="float">
            <text:p>4.910622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65712" calcext:value-type="float">
            <text:p>4.976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22104516129" calcext:value-type="float">
            <text:p>5.002210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365814285714" calcext:value-type="float">
            <text:p>4.993658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640077419355" calcext:value-type="float">
            <text:p>4.976400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775406451613" calcext:value-type="float">
            <text:p>5.037754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30632" calcext:value-type="float">
            <text:p>5.103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595509677419" calcext:value-type="float">
            <text:p>5.195955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72792" calcext:value-type="float">
            <text:p>5.307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498025806452" calcext:value-type="float">
            <text:p>5.384980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884670967742" calcext:value-type="float">
            <text:p>5.348846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3124" calcext:value-type="float">
            <text:p>5.183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80593548387" calcext:value-type="float">
            <text:p>5.157805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4676" calcext:value-type="float">
            <text:p>5.15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5184" calcext:value-type="float">
            <text:p>5.15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087944827586" calcext:value-type="float">
            <text:p>5.170879448275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51096774194" calcext:value-type="float">
            <text:p>5.157510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55696" calcext:value-type="float">
            <text:p>5.395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317264516129" calcext:value-type="float">
            <text:p>5.523172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1132" calcext:value-type="float">
            <text:p>5.501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6852" calcext:value-type="float">
            <text:p>5.5076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95984516129" calcext:value-type="float">
            <text:p>5.439598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96056" calcext:value-type="float">
            <text:p>5.42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78575483871" calcext:value-type="float">
            <text:p>5.447857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68624" calcext:value-type="float">
            <text:p>5.42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26464516129" calcext:value-type="float">
            <text:p>5.44264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195657142857" calcext:value-type="float">
            <text:p>5.421956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234580645161" calcext:value-type="float">
            <text:p>5.372345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703638709677" calcext:value-type="float">
            <text:p>5.367036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54868965517" calcext:value-type="float">
            <text:p>5.388548689655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872516129032" calcext:value-type="float">
            <text:p>5.408725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161186206897" calcext:value-type="float">
            <text:p>5.381611862068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13238709677" calcext:value-type="float">
            <text:p>5.373132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49483870968" calcext:value-type="float">
            <text:p>5.114494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2144" calcext:value-type="float">
            <text:p>5.068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795612903226" calcext:value-type="float">
            <text:p>5.277956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52112" calcext:value-type="float">
            <text:p>5.525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593703225806" calcext:value-type="float">
            <text:p>5.665937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854271428572" calcext:value-type="float">
            <text:p>5.64854271428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149225806452" calcext:value-type="float">
            <text:p>5.671492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66944516129" calcext:value-type="float">
            <text:p>5.826694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67472" calcext:value-type="float">
            <text:p>5.876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92184" calcext:value-type="float">
            <text:p>5.989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98152" calcext:value-type="float">
            <text:p>6.039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188232258065" calcext:value-type="float">
            <text:p>5.891882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52464516129" calcext:value-type="float">
            <text:p>5.672524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64988" calcext:value-type="float">
            <text:p>5.616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37832258065" calcext:value-type="float">
            <text:p>5.669378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46824" calcext:value-type="float">
            <text:p>5.764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048851612903" calcext:value-type="float">
            <text:p>5.850488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380771428571" calcext:value-type="float">
            <text:p>5.863807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8256" calcext:value-type="float">
            <text:p>5.8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62144516129" calcext:value-type="float">
            <text:p>5.796214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986289655172" calcext:value-type="float">
            <text:p>5.8398628965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3308" calcext:value-type="float">
            <text:p>5.893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67752" calcext:value-type="float">
            <text:p>5.846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10709677419" calcext:value-type="float">
            <text:p>5.650107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978916129032" calcext:value-type="float">
            <text:p>5.539789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3896" calcext:value-type="float">
            <text:p>5.352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3255483871" calcext:value-type="float">
            <text:p>5.382325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28492" calcext:value-type="float">
            <text:p>5.4228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727922580645" calcext:value-type="float">
            <text:p>5.417279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068813793103" calcext:value-type="float">
            <text:p>5.400688137931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32903225807" calcext:value-type="float">
            <text:p>5.3733290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8458" calcext:value-type="float">
            <text:p>5.1884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39371428572" calcext:value-type="float">
            <text:p>5.21839371428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143420689655" calcext:value-type="float">
            <text:p>5.221434206896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469742857143" calcext:value-type="float">
            <text:p>5.144697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265434482759" calcext:value-type="float">
            <text:p>4.972654344827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355475862069" calcext:value-type="float">
            <text:p>5.003554758620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195" calcext:value-type="float">
            <text:p>4.9891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624193103448" calcext:value-type="float">
            <text:p>5.036241931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83842857143" calcext:value-type="float">
            <text:p>5.129838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059571428571" calcext:value-type="float">
            <text:p>5.310595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1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1239" calcext:value-type="float">
            <text:p>5.3412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832" calcext:value-type="float">
            <text:p>5.1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2</text:p>
          </table:table-cell>
          <table:table-cell office:value-type="string" calcext:value-type="string">
            <text:p>201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7088" calcext:value-type="float">
            <text:p>5.6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68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1370" meta:object-count="0"/>
    <meta:user-defined meta:name="AppVersion">3.0</meta:user-defined>
  </office:meta>
</office:document-meta>
</file>